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13.ttf" manifest:media-type="application/x-font-ttf"/>
  <manifest:file-entry manifest:full-path="Fonts/font12.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Fonts/font5.ttf" manifest:media-type="application/x-font-ttf"/>
  <manifest:file-entry manifest:full-path="Fonts/font6.ttf" manifest:media-type="application/x-font-ttf"/>
  <manifest:file-entry manifest:full-path="Fonts/font7.ttf" manifest:media-type="application/x-font-ttf"/>
  <manifest:file-entry manifest:full-path="Fonts/font11.ttf" manifest:media-type="application/x-font-ttf"/>
  <manifest:file-entry manifest:full-path="Fonts/font9.ttf" manifest:media-type="application/x-font-ttf"/>
  <manifest:file-entry manifest:full-path="Fonts/font8.ttf" manifest:media-type="application/x-font-ttf"/>
  <manifest:file-entry manifest:full-path="Fonts/font10.ttf" manifest:media-type="application/x-font-tt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Ubuntu Mono" svg:font-family="'Ubuntu Mono'" style:font-adornments="Regular" style:font-pitch="fixed">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 svg:font-family="Arial" style:font-family-generic="roman" style:font-pitch="variable"/>
    <style:font-face style:name="Ubuntu" svg:font-family="Ubuntu" style:font-family-generic="roman"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Ubuntu1" svg:font-family="Ubuntu" style:font-family-generic="system" style:font-pitch="variable">
      <svg:font-face-src>
        <svg:font-face-uri xlink:href="Fonts/font10.ttf" xlink:type="simple">
          <svg:font-face-format svg:string="truetype"/>
        </svg:font-face-uri>
        <svg:font-face-uri xlink:href="Fonts/font11.ttf" xlink:type="simple">
          <svg:font-face-format svg:string="truetype"/>
        </svg:font-face-uri>
        <svg:font-face-uri xlink:href="Fonts/font12.ttf" xlink:type="simple">
          <svg:font-face-format svg:string="truetype"/>
        </svg:font-face-uri>
        <svg:font-face-uri xlink:href="Fonts/font13.ttf" xlink:type="simple">
          <svg:font-face-format svg:string="truetype"/>
        </svg:font-face-uri>
      </svg:font-face-src>
    </style:font-fac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officeooo:paragraph-rsid="001fee9f"/>
    </style:style>
    <style:style style:name="P3" style:family="paragraph" style:parent-style-name="Standard" style:master-page-name="Standard">
      <style:paragraph-properties style:page-number="1"/>
      <style:text-properties officeooo:paragraph-rsid="00227c27"/>
    </style:style>
    <style:style style:name="P4" style:family="paragraph" style:parent-style-name="Standard" style:list-style-name="L1">
      <style:text-properties officeooo:paragraph-rsid="001fee9f"/>
    </style:style>
    <style:style style:name="P5" style:family="paragraph" style:parent-style-name="Standard" style:list-style-name="L2"/>
    <style:style style:name="T1" style:family="text">
      <style:text-properties fo:font-style="italic" officeooo:rsid="00227c27" style:font-style-asian="italic" style:font-style-complex="italic"/>
    </style:style>
    <style:style style:name="T2" style:family="text">
      <style:text-properties fo:font-size="8pt" fo:font-style="italic" officeooo:rsid="00227c27" style:font-size-asian="8pt" style:font-style-asian="italic" style:font-size-complex="8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This document is licensed under the CC-BY-NC-SA 4.0 International license. </text:span><text:a xlink:type="simple" xlink:href="https://creativecommons.org/licenses/by-nc-sa/4.0" text:style-name="Internet_20_link" text:visited-style-name="Visited_20_Internet_20_Link"><text:span text:style-name="T2">More information on the license here</text:span></text:a><text:span text:style-name="T2">. This document assumes that you are using OpenBST, which is a MPL 2.0 license application that allows you to play BST files. </text:span><text:a xlink:type="simple" xlink:href="https://github.com/utybo/BST" text:style-name="Internet_20_link" text:visited-style-name="Visited_20_Internet_20_Link"><text:span text:style-name="T2">You can download it, along with additional content, here</text:span></text:a><text:span text:style-name="T2">.</text:span></text:p>
      <text:p text:style-name="Heading_20_1"><text:bookmark text:name="_b1x7de106gow"/>The BST Tutorial</text:p>
      <text:p text:style-name="Standard">Hello, and welcome to this tutorial. We are going to see how to create your very own dynamic branching story.</text:p>
      <text:p text:style-name="Standard">Fun fact : the BST Scripting interface is Turing complete!</text:p>
      <text:p text:style-name="Standard"/>
      <text:p text:style-name="Standard">BST (Branching Story Tree) is a format that allows you to easily create branching stories, all based on text. You can also create small text-based games like this, thanks to the scripting interface provided - we will see about it later.</text:p>
      <text:p text:style-name="Standard"/>
      <text:p text:style-name="Standard">For now, let's focus on creating our first, simple story.</text:p>
      <text:p text:style-name="Heading_20_2"><text:bookmark text:name="_yr0uyq91wudy"/>A Simple Story</text:p>
      <text:p text:style-name="P1">This will cover static story creation, Text Nodes and basic usage of the OpenBST player. After reading it, you will be able to create static branching stories without any problem.</text:p>
      <text:p text:style-name="Standard"/>
      <text:p text:style-name="Standard">The syntax used by the BST is very simple. Create a text file, any editor will do. (Note : Use Notepad++ instead of the regular Notepad application on Windows. The file must be using UTF-8.)</text:p>
      <text:p text:style-name="Heading_20_3"><text:bookmark text:name="_j6awbzm94q7s"/>Nodes</text:p>
      <text:p text:style-name="Standard">In BST, every part of your story is called a "node". Let's take an example :</text:p>
      <text:p text:style-name="Standard">Jack is at the entrance of his house. He can either go upstairs, go to his kitchen, go to his bedroom or go to the toilets.</text:p>
      <text:p text:style-name="Standard">Here, every part of the house will be represented by a node. From this node, one will be able to go to other nodes using options. Options are pretty self explanatory : the reader will be able to go to the next node using any of the options provided by the current node.</text:p>
      <text:p text:style-name="Standard"/>
      <text:p text:style-name="Standard">Let's create our first nodes. There are multiple types of nodes, but here we will just create a simple Text Node. We will see the other nodes later on, as they are quite advanced.</text:p>
      <text:p text:style-name="Monospace">1:This is a first node</text:p>
      <text:p text:style-name="Standard">Save the file, open OpenBST, and launch the file we just saved. You will see the text "This is a first node" shown, along with other information at the bottom.</text:p>
      <text:p text:style-name="Standard"/>
      <text:p text:style-name="Standard">What happened?</text:p>
      <text:p text:style-name="Standard">In BST, every node, regardless of its type, has a unique ID; the ID of the node we created here is 1.</text:p>
      <text:p text:style-name="Standard">We declared our node by using this simple syntax :</text:p>
      <text:p text:style-name="Monospace">&lt;id&gt;:Text of the node</text:p>
      <text:p text:style-name="Standard">Every node is declared like this. Your BST story will always start on the first node (the one that has an ID of 1) by default.</text:p>
      <text:p text:style-name="Standard"><text:soft-page-break/></text:p>
      <text:p text:style-name="Standard">But what if we want to create a multi-line node? No problem! Just add your text like you normally would with any other editor. Here is an example :</text:p>
      <text:p text:style-name="Monospace">1:This is</text:p>
      <text:p text:style-name="Monospace"/>
      <text:p text:style-name="Monospace">a</text:p>
      <text:p text:style-name="Monospace"/>
      <text:p text:style-name="Monospace">multiline</text:p>
      <text:p text:style-name="Monospace"/>
      <text:p text:style-name="Monospace"/>
      <text:p text:style-name="Monospace">node ;)</text:p>
      <text:p text:style-name="Standard">Now that we have created our first node, let's create another one. We just repeat the same pattern on a new line.</text:p>
      <text:p text:style-name="Monospace">1:This is my first node</text:p>
      <text:p text:style-name="Monospace">Very impressive right?</text:p>
      <text:p text:style-name="Monospace"/>
      <text:p text:style-name="Monospace">… okay maybe not.</text:p>
      <text:p text:style-name="Monospace"/>
      <text:p text:style-name="Monospace">2:This is my second node</text:p>
      <text:p text:style-name="Monospace"/>
      <text:p text:style-name="Monospace">Still not impressive I guess</text:p>
      <text:p text:style-name="Standard">As you can see, the same syntax is used to declare the node, only the content and the node's ID have changed. Again, EVERY node must have a UNIQUE ID. </text:p>
      <text:p text:style-name="Standard">If you play the file again, you will notice that we still have the same buttons at the bottom. This is normal; we haven't told the program that the first node should lead to the second one. Let's see how to do that with options.</text:p>
      <text:p text:style-name="Heading_20_3"><text:bookmark text:name="_phderfsdqq79"/>Options</text:p>
      <text:p text:style-name="Standard">Options are specific to Text Nodes. Other nodes use different mechanisms to go to other nodes. Options give a nice way to create the buttons you see at the bottom of OpenBST. Each option leads to another node. Let's take our previous example and add an option so that we can go from node 1 to node 2.</text:p>
      <text:p text:style-name="Monospace">1:This is my first node</text:p>
      <text:p text:style-name="Monospace">Very impressive right?</text:p>
      <text:p text:style-name="Monospace"/>
      <text:p text:style-name="Monospace">… okay maybe not.</text:p>
      <text:p text:style-name="Monospace">:Let's make it more impressive|2</text:p>
      <text:p text:style-name="Monospace"/>
      <text:p text:style-name="Monospace">2:This is my second node</text:p>
      <text:p text:style-name="Monospace"/>
      <text:p text:style-name="Monospace">Still not impressive I guess</text:p>
      <text:p text:style-name="Standard">You can see that we added a line at the end of the first node. Launching the file with OpenBST will show you that you can have the option to go to node 2. You can of course have multiple options. Options cannot have multi-line text. The simplest form of options that we just saw uses the following syntax :</text:p>
      <text:p text:style-name="Monospace">:Option text that will be shown on the button|&lt;id of the node this will lead to&gt;</text:p>
      <text:p text:style-name="Monospace"><text:line-break/>Let's create a slightly more complex example :</text:p>
      <text:p text:style-name="Monospace"><text:soft-page-break/></text:p>
      <text:p text:style-name="Monospace">1:First node of awesomeness</text:p>
      <text:p text:style-name="Monospace">:Lame|2</text:p>
      <text:p text:style-name="Monospace">:Cool|3</text:p>
      <text:p text:style-name="Monospace"/>
      <text:p text:style-name="Monospace">2:u so rude, i cri everitim</text:p>
      <text:p text:style-name="Monospace"/>
      <text:p text:style-name="Monospace">3:Thank you!</text:p>
      <text:p text:style-name="Monospace">:Actually no, it's lame|2</text:p>
      <text:p text:style-name="Standard">You can see that the node 2 has no options : such a node is called a final node. It represents one of the endings of your story.</text:p>
      <text:p text:style-name="Standard"/>
      <text:p text:style-name="P1">Note : As you may have noticed, OpenBST gives you a small set of options for every final node, even if you did not request any. Said option are : </text:p>
      <text:p text:style-name="P1">1) A non-selectable "The End." button</text:p>
      <text:p text:style-name="P1">2) A non-selectable button that indicates the ID of the final node the user just landed on</text:p>
      <text:p text:style-name="P1">3) An option to exit OpenBST</text:p>
      <text:p text:style-name="P1">4) An option to restart the entire script.</text:p>
      <text:p text:style-name="P1">These are the buttons that we also saw before adding any option, since the nodes were then Final Nodes.</text:p>
      <text:p text:style-name="Standard"/>
      <text:p text:style-name="Standard">Congratulations, you just created a branching story! That's all you need to know for creating your BST file!</text:p>
      <text:p text:style-name="Standard"/>
      <text:p text:style-name="Standard">Before you leave this first part, do know that you do not have to relaunch OpenBST every single time you want to reload the file : you can easily do that by right-clicking the text of the current node in OpenBST, and selecting the option that starts with Reload. This will instantly close and reopen OpenBST.</text:p>
      <text:p text:style-name="Standard"/>
      <text:p text:style-name="Standard">Now that we are all set and you know how to create basic nodes, let's have a look at how you can have more customized nodes and stories using tags.</text:p>
      <text:p text:style-name="Heading_20_1"><text:bookmark text:name="_po12ijcrrizj"/>Markup, colors, title, author, all that good stuff</text:p>
      <text:p text:style-name="Standard">You will see how to use Markdown or HTML to make your text look better, with the ability to make some text bold, italic amongst others. This is very easy to do. You will also see how to specify the title of the story and who made it.</text:p>
      <text:p text:style-name="Standard"/>
      <text:p text:style-name="P2">There are two types of tags in BST :</text:p>
      <text:list xml:id="list2341513883346603718" text:style-name="L1">
        <text:list-item>
          <text:p text:style-name="P4">Top-level tags. Those have an impact to the entire story. They use the following syntax and are declared before any node has started :<text:line-break/>tagName=Tag value</text:p>
        </text:list-item>
        <text:list-item>
          <text:p text:style-name="P4">Secondary level tags. They only have an impact on nodes and options. For text nodes, they are declared after the content and before the options. For options, they are declared right after the option on a new line, before the next option. They use the following syntax :<text:line-break/>::tagName=Tag value</text:p>
        </text:list-item>
      </text:list>
      <text:p text:style-name="Standard"/>
      <text:p text:style-name="Standard"><text:soft-page-break/>The following tags can be used and are recognized by OpenBST :</text:p>
      <text:list xml:id="list4181091814952958520" text:style-name="L2">
        <text:list-item>
          <text:p text:style-name="P5">markup : This tag can be used as a top level tag to specify the markup language in the entire document, or in a node to either override the top-level tag's value or specify a markup language that only is used in a specific node. The following values are recognized (case is ignored, so "markdown" and "MaRkDoWn" have the same effect)</text:p>
          <text:list>
            <text:list-item>
              <text:p text:style-name="P5">none : Indicates that no markup language is used</text:p>
            </text:list-item>
            <text:list-item>
              <text:p text:style-name="P5">html : The text is formatted in HTML. Do note that the implementation provided by OpenBST is extremely basic.</text:p>
            </text:list-item>
            <text:list-item>
              <text:p text:style-name="P5">markdown : The text is formatted using Markdown</text:p>
            </text:list-item>
            <text:list-item>
              <text:p text:style-name="P5">md : Same as "markdown"</text:p>
            </text:list-item>
            <text:list-item>
              <text:p text:style-name="P5">author : The name of the author(s). Top level tag only. Used for some parts in OpenBST, and it is in general better to know who made the story.</text:p>
            </text:list-item>
          </text:list>
        </text:list-item>
        <text:list-item>
          <text:p text:style-name="P5">title : The title of the story. Top level tag only. Used in OpenBST to provide better information.</text:p>
        </text:list-item>
        <text:list-item>
          <text:p text:style-name="P5">color : The color you want to use in a text node or an option. Secondart level tag, used in Nodes and Options. The following colors are available : BLACK, BLUE, CYAN, DARK_GRAY, GRAY, GREEN, LIGHT_GRAY, MAGENTA, ORANGE, PINK, RED, WHITE, YELLOW. You can also use any hex-formatted color (#FFFFFF for example. This will result in the text being white.)</text:p>
        </text:list-item>
      </text:list>
      <text:p text:style-name="Standard">Here is an example that uses all of these tags.</text:p>
      <text:p text:style-name="Monospace">title=An Awesome Example</text:p>
      <text:p text:style-name="Monospace">author=BST Team</text:p>
      <text:p text:style-name="Monospace">markup=markdown</text:p>
      <text:p text:style-name="Monospace"/>
      <text:p text:style-name="Monospace">1:An awesome **pink** example!</text:p>
      <text:p text:style-name="Monospace">::color=PINK</text:p>
      <text:p text:style-name="Monospace">:I prefer red!|2</text:p>
      <text:p text:style-name="Monospace">::color=RED</text:p>
      <text:p text:style-name="Monospace">:I prefer cyan!|3</text:p>
      <text:p text:style-name="Monospace">::color=CYAN</text:p>
      <text:p text:style-name="Monospace"/>
      <text:p text:style-name="Monospace">2:There you go, you red-lover</text:p>
      <text:p text:style-name="Monospace">::color=RED</text:p>
      <text:p text:style-name="Monospace"/>
      <text:p text:style-name="Monospace">3: There you go, you cyan-lover</text:p>
      <text:p text:style-name="Monospace">::color=CYAN</text:p>
      <text:p text:style-name="Standard">And there you have it! Next, we will see how to create scripts, dynamic options, Logical Nodes and Virtual Nod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adornments="Regular" style:font-pitch="fixed"/>
    <style:font-face style:name="Arial" svg:font-family="Arial" style:font-family-generic="roman" style:font-pitch="variable"/>
    <style:font-face style:name="Ubuntu" svg:font-family="Ubuntu"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Ubuntu" fo:font-size="11pt" fo:language="en" fo:country="US" fo:font-style="normal" style:text-underline-style="none" fo:font-weight="normal" style:letter-kerning="true" style:font-name-asian="Ubuntu1" style:font-size-asian="11pt" style:language-asian="zh" style:country-asian="CN" style:font-style-asian="normal" style:font-weight-asian="normal" style:font-name-complex="Ubuntu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Ubuntu" fo:font-size="11pt" fo:language="en" fo:country="US" fo:font-style="normal" style:text-underline-style="none" fo:font-weight="normal" style:letter-kerning="true" style:font-name-asian="Ubuntu1" style:font-size-asian="11pt" style:language-asian="zh" style:country-asian="CN" style:font-style-asian="normal" style:font-weight-asian="normal" style:font-name-complex="Ubuntu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Monospace" style:family="paragraph" style:auto-update="true" style:master-page-name="">
      <style:paragraph-properties fo:margin-left="0.5in" fo:margin-right="0in" fo:margin-top="0.1in" fo:margin-bottom="0.1in" loext:contextual-spacing="true" fo:line-height="100%" fo:text-indent="0in" style:auto-text-indent="false" style:page-number="auto"/>
      <style:text-properties style:font-name="Ubuntu Mono" fo:font-family="'Ubuntu Mono'" style:font-style-name="Regular" style:font-pitch="fixed" fo:font-size="12pt" fo:background-color="transparen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10-29T17:39:10.640590999</dc:date>
    <meta:editing-duration>PT13M9S</meta:editing-duration>
    <meta:editing-cycles>4</meta:editing-cycles>
    <dc:description>LICENSE : CC-BY-NC-SA 4.0 International. ==&gt; https://creativecommons.org/licenses/by-nc-sa/4.0</dc:description>
    <dc:subject>BST documentation and tutorial for beginners</dc:subject>
    <dc:title>The Official BST Tutorial</dc:title>
    <meta:document-statistic meta:table-count="0" meta:image-count="0" meta:object-count="0" meta:page-count="4" meta:paragraph-count="90" meta:word-count="1422" meta:character-count="7584" meta:non-whitespace-character-count="6259"/>
  </office:meta>
</office:document-meta>
</file>